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paragraph-properties fo:text-align="justify" style:justify-single-word="false"/>
    </style:style>
    <style:style style:name="P9" style:family="paragraph" style:parent-style-name="Standard" style:list-style-name="L7">
      <style:paragraph-properties fo:text-align="justify" style:justify-single-word="fals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mbre.- …...................................................................................................... <text:s text:c="5"/>2º DAW</text:p>
      <text:p text:style-name="Standard"/>
      <text:p text:style-name="Standard"/>
      <text:p text:style-name="Standard">1. <text:span text:style-name="T1">(4 puntos)</text:span><text:tab/>Definir los objetos Trayecto, Repostaje y Vehiculo con las siguientes propiedades y métodos:</text:p>
      <text:p text:style-name="Standard"/>
      <text:p text:style-name="Standard"><text:tab/>Propiedades de <text:span text:style-name="T1">Trayecto</text:span>:</text:p>
      <text:p text:style-name="Standard"/>
      <text:list xml:id="list2136361056" text:style-name="L1">
        <text:list-item>
          <text:p text:style-name="P3">origen<text:tab/><text:tab/>Contiene la población de origen del trayecto.</text:p>
        </text:list-item>
        <text:list-item>
          <text:p text:style-name="P3">destino<text:tab/><text:tab/>Contiene la población de final de trayecto.</text:p>
        </text:list-item>
        <text:list-item>
          <text:p text:style-name="P3">Kms<text:tab/><text:tab/>Kms desde el origen al destino</text:p>
        </text:list-item>
        <text:list-item>
          <text:p text:style-name="P3">salida<text:tab/><text:tab/>Objeto de tipo date() con la fecha y hora de salida.</text:p>
        </text:list-item>
        <text:list-item>
          <text:p text:style-name="P3">llegada<text:tab/><text:tab/>Objeto de tipo date() con la fecha y hora de llegada.</text:p>
          <text:p text:style-name="P3"/>
        </text:list-item>
      </text:list>
      <text:p text:style-name="Standard"><text:tab/>Métodos de Trayecto:</text:p>
      <text:p text:style-name="Standard"/>
      <text:list xml:id="list976791550" text:style-name="L2">
        <text:list-item>
          <text:p text:style-name="P4">duración()<text:tab/>Devuelve los milisegundos que dura el trayecto.</text:p>
        </text:list-item>
        <text:list-item>
          <text:p text:style-name="P4">velocidad()<text:tab/>Devuelve la velocidad media del trayecto en Km/hora.</text:p>
        </text:list-item>
      </text:list>
      <text:p text:style-name="Standard"/>
      <text:p text:style-name="Standard"><text:tab/>Propiedades de <text:span text:style-name="T1">Repostaje</text:span>:</text:p>
      <text:p text:style-name="Standard"/>
      <text:list xml:id="list1068932229" text:style-name="L3">
        <text:list-item>
          <text:p text:style-name="P5">litros<text:tab/><text:tab/>Contiene el número de litros de combustible.</text:p>
        </text:list-item>
        <text:list-item>
          <text:p text:style-name="P5">importe<text:tab/>Contiene el importe del repostaje.</text:p>
        </text:list-item>
        <text:list-item>
          <text:p text:style-name="P5">fecha<text:tab/><text:tab/>Objeto de tipo date() con la fecha y hora del repostaje.</text:p>
        </text:list-item>
        <text:list-item>
          <text:p text:style-name="P5">lugar<text:tab/><text:tab/>Contiene una descripción del lugar de repostaje.</text:p>
          <text:p text:style-name="P5"/>
        </text:list-item>
      </text:list>
      <text:p text:style-name="Standard"><text:tab/>Métodos de Repostaje:</text:p>
      <text:p text:style-name="Standard"/>
      <text:list xml:id="list915952633" text:style-name="L4">
        <text:list-item>
          <text:p text:style-name="P6">precioLitro()<text:tab/>Devuelve el precio del litro de combustible.</text:p>
          <text:p text:style-name="P6"/>
        </text:list-item>
      </text:list>
      <text:p text:style-name="Standard"><text:tab/>Propiedades de <text:span text:style-name="T1">Vehículo</text:span>:</text:p>
      <text:p text:style-name="Standard"/>
      <text:list xml:id="list1130730066" text:style-name="L5">
        <text:list-item>
          <text:p text:style-name="P7">modelo<text:tab/>Contiene la marca, modelo y características del vehículo.</text:p>
        </text:list-item>
        <text:list-item>
          <text:p text:style-name="P7">precio<text:tab/><text:tab/>Contiene el precio de compra del vehículo.</text:p>
        </text:list-item>
        <text:list-item>
          <text:p text:style-name="P7">trayectos<text:tab/>Es una tabla de objetos Trayecto.</text:p>
        </text:list-item>
        <text:list-item>
          <text:p text:style-name="P7">repostajes<text:tab/>Es una tabla de objetos Repostaje.</text:p>
        </text:list-item>
      </text:list>
      <text:p text:style-name="Standard"/>
      <text:p text:style-name="Standard"><text:tab/>Métodos de Vehículo:</text:p>
      <text:p text:style-name="Standard"/>
      <text:list xml:id="list593765062" text:continue-numbering="true" text:style-name="L5">
        <text:list-item>
          <text:p text:style-name="P7">litrosConsumidos()<text:tab/>Devuelve los litros totales consumidos.</text:p>
        </text:list-item>
        <text:list-item>
          <text:p text:style-name="P7">gastoCombustible()<text:tab/>Devuelve el importe total del combustible consumido.</text:p>
        </text:list-item>
        <text:list-item>
          <text:p text:style-name="P7">precioMedioLitro()<text:tab/>Devuelve el precio medio del litro de combustible.</text:p>
        </text:list-item>
        <text:list-item>
          <text:p text:style-name="P7">kmsRealizados()<text:tab/>Devuelve el número total de Kms. realizados en todos los trayectos.</text:p>
        </text:list-item>
        <text:list-item>
          <text:p text:style-name="P7">antiguedad()<text:tab/><text:tab/>Devuelve el número de días transcurridos entre la fecha de salida o de</text:p>
          <text:list>
            <text:list-item>
              <text:list>
                <text:list-item>
                  <text:list>
                    <text:list-item>
                      <text:list>
                        <text:list-item>
                          <text:list>
                            <text:list-item>
                              <text:list>
                                <text:list-header>
                                  <text:p text:style-name="P7">repostaje más antigua y la fecha actual.</text:p>
                                </text:list-header>
                              </text:list>
                            </text:list-item>
                          </text:list>
                        </text:list-item>
                      </text:list>
                    </text:list-item>
                  </text:list>
                </text:list-item>
              </text:list>
            </text:list-item>
          </text:list>
        </text:list-item>
        <text:list-item>
          <text:p text:style-name="P7">circulando()<text:tab/><text:tab/>Devuelve los milisegundos que el vehículo ha estado circulando.</text:p>
        </text:list-item>
      </text:list>
      <text:p text:style-name="Standard"/>
      <text:p text:style-name="Standard"/>
      <text:p text:style-name="P2"><text:tab/>Y hacer un programa que permita crear un objeto de tipo Vehiculo solicitando todos los datos por pantalla/teclado, teniendo en cuenta:</text:p>
      <text:p text:style-name="P1"/>
      <text:list xml:id="list1338886319" text:style-name="L6">
        <text:list-item>
          <text:p text:style-name="P8">Que un vehículo puede tener varios Trayectos y Repostajes.</text:p>
        </text:list-item>
        <text:list-item>
          <text:p text:style-name="P8">Todas las fechas se introducirán pidiendo por separado el año, mes, día, hora, minuto y segundo y solamente hay que comprobar que la fecha de salida debe ser anterior a la de llegada.</text:p>
        </text:list-item>
        <text:list-item>
          <text:p text:style-name="P8">Antes de solicitar los datos de cada trayecto o repostaje el programa preguntará si desea introducir más trayectos/repostajes.</text:p>
        </text:list-item>
      </text:list>
      <text:p text:style-name="P1"/>
      <text:p text:style-name="P1"><text:tab/>Una vez introducidos todos los datos el programa emitirá un pequeño informe del vehículo mostrando el modelo, la distancia media de los trayectos, el importe medio de los repostajes realizados y el consumo medio de litros de combustible del vehículo cada 100 Km.</text:p>
      <text:p text:style-name="P1"/>
      <text:p text:style-name="P1">2. <text:span text:style-name="T1">(3 puntos)</text:span><text:tab/>El centro comercial Decathlon desea obtener un listado donde se muestren los códigos postales ordenados por el volumen de compras. Hacer un programa que guarde el código postal del comprador y el importe de la compra. El proceso deberá ser repetitivo preguntando si se desea introducir más datos. Una vez que no se desee introducir más datos, el programa mostrará los códigos postales ordenados descendentemente por importe total de compras.</text:p>
      <text:p text:style-name="P1"/>
      <text:p text:style-name="P1">Los códigos postales introducidos pueden repetirse y el importe que debe tenerse en cuenta para ordenar es el de la suma de de los importes de cada código postal.</text:p>
      <text:p text:style-name="P1"/>
      <text:p text:style-name="P1">3. <text:span text:style-name="T1">(1,5 puntos)</text:span><text:tab/>Hacer un programa que pida la fecha de emisión de una factura y el número de días que se retrasa el pago y muestre la fecha límite de pago en la forma:</text:p>
      <text:p text:style-name="P1"/>
      <text:p text:style-name="P1"><text:tab/>La factura debe pagarse como muy tarde el <text:span text:style-name="T1">LUNES, 25 de marzo de 2.014</text:span></text:p>
      <text:p text:style-name="P1"/>
      <text:p text:style-name="P1"/>
      <text:p text:style-name="P1">4. <text:span text:style-name="T1">(1,5 puntos)</text:span><text:tab/>Hacer un programa que pida una cadena de caracteres y muestre las direcciones de correo electrónico válidas que forman parte de la cadena separándolas por “ <text:s/>- <text:s/>“, teniendo en cuenta que son válidas aquellas que:</text:p>
      <text:p text:style-name="P1"/>
      <text:list xml:id="list251947742" text:style-name="L7">
        <text:list-item>
          <text:p text:style-name="P9">Contienen la letra @.</text:p>
        </text:list-item>
        <text:list-item>
          <text:p text:style-name="P9">Antes de la arroba hay algún carácter alfanumérico (letras, números o guión bajo).</text:p>
        </text:list-item>
        <text:list-item>
          <text:p text:style-name="P9">Después de la arroba hay algún carácter alfanumérico, un punto y una serie de 2 o 3 caracter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3-02-18T10:18:25</meta:creation-date>
    <dc:date>2014-03-09T23:41:40</dc:date>
    <dc:creator>santiago </dc:creator>
    <meta:editing-duration>PT3H29M17S</meta:editing-duration>
    <meta:editing-cycles>21</meta:editing-cycles>
    <meta:generator>LibreOffice/3.5$Linux_X86_64 LibreOffice_project/350m1$Build-2</meta:generator>
    <meta:printed-by>santiago </meta:printed-by>
    <meta:print-date>2014-03-09T23:37:23</meta:print-date>
    <meta:document-statistic meta:table-count="0" meta:image-count="0" meta:object-count="0" meta:page-count="2" meta:paragraph-count="44" meta:word-count="619" meta:character-count="3782" meta:non-whitespace-character-count="3209"/>
  </office:meta>
</office:document-meta>
</file>